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18cfaf" officeooo:paragraph-rsid="0018cfaf" style:font-size-asian="19.25pt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18cfaf" officeooo:paragraph-rsid="0018cfaf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8pt" officeooo:rsid="0018cfaf" officeooo:paragraph-rsid="0018cfaf" style:font-size-asian="15.75pt" style:font-size-complex="18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officeooo:rsid="0018cfaf" officeooo:paragraph-rsid="0018cfaf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8cfaf" officeooo:paragraph-rsid="0018cfaf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8pt" officeooo:rsid="0018cfaf" officeooo:paragraph-rsid="001983b6" style:font-size-asian="15.75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2pt" officeooo:rsid="001983b6" officeooo:paragraph-rsid="001983b6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officeooo:rsid="001983b6" officeooo:paragraph-rsid="001983b6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a116c" officeooo:paragraph-rsid="001a116c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officeooo:paragraph-rsid="001a116c"/>
    </style:style>
    <style:style style:name="T1" style:family="text">
      <style:text-properties officeooo:rsid="001983b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FINICIONES</text:p>
      <text:p text:style-name="P2"/>
      <text:p text:style-name="P3">A) Define c-Commerce, e-Commerce y e-Business.</text:p>
      <text:p text:style-name="P3"/>
      <text:list text:style-name="L1">
        <text:list-item>
          <text:p text:style-name="P4">e-Commerce (comercio electrónico)</text:p>
          <text:list>
            <text:list-header>
              <text:p text:style-name="P4"/>
              <text:p text:style-name="P4">El e-Commerce consiste en la compra y venta de bienes y servicios a través de medios digitales, principalmente internet.</text:p>
              <text:p text:style-name="P4"/>
              <text:p text:style-name="P4">Incluye actividades como tiendas online, pasarelas de pago, carritos de compra, facturación electrónica y atención al cliente digital.</text:p>
              <text:p text:style-name="P4"/>
              <text:p text:style-name="P4">Algunos ejemplos pueden ser Amazon, eBay, AliExpress…</text:p>
              <text:p text:style-name="P4"/>
              <text:p text:style-name="P4">El objetivo principal es realizar transacciones comerciales de forma rápida, segura y global.</text:p>
            </text:list-header>
          </text:list>
        </text:list-item>
      </text:list>
      <text:p text:style-name="P5"/>
      <text:p text:style-name="P5"/>
      <text:list text:continue-numbering="true" text:style-name="L1">
        <text:list-item>
          <text:p text:style-name="P4">E-Business (negocio electrónico)</text:p>
        </text:list-item>
      </text:list>
      <text:p text:style-name="P5"/>
      <text:list text:continue-numbering="true" text:style-name="L1">
        <text:list-item>
          <text:list>
            <text:list-header>
              <text:p text:style-name="P4">El e-Business abarca todas las actividades empresariales apoyadas en tecnologías digitales, no solo las transacciones.</text:p>
              <text:p text:style-name="P4"/>
              <text:p text:style-name="P4">Incluye la gestión interna de procesos, logística, relación con clientes(CRM), cadena de suministro(SCM), marketing digital, recursos humanos y colaboración con socios.</text:p>
              <text:p text:style-name="P4"/>
              <text:p text:style-name="P4">Por ejemplo una empresa que gestionainventarios en línea usa ERP en la nube y coordina proveedores mediante portales web.</text:p>
              <text:p text:style-name="P4"/>
              <text:p text:style-name="P4">Por lo tanto el e-Business es un concepto más amplio que el e-Commerce, ya que engloba todas las operaciones de la empresa.</text:p>
            </text:list-header>
          </text:list>
        </text:list-item>
      </text:list>
      <text:p text:style-name="P5"/>
      <text:p text:style-name="P5"/>
      <text:list text:continue-numbering="true" text:style-name="L1">
        <text:list-item>
          <text:p text:style-name="P4">C-Commerce (collaborative commerce)</text:p>
        </text:list-item>
      </text:list>
      <text:p text:style-name="P5"/>
      <text:list text:continue-numbering="true" text:style-name="L1">
        <text:list-item>
          <text:list>
            <text:list-header>
              <text:p text:style-name="P4">El c-Commerce es una evolución del e-Business. Se basa en la colaboración digital entre empresas, socios y clientes a través de plataformas compartidas, redes y sistemas integrados.</text:p>
              <text:p text:style-name="P4"/>
              <text:p text:style-name="P4">Permite compartir información en tiempo real como pedidos, stock, previsiones o diseño de productos para optimizar la cadena de suministro y reducir costes.</text:p>
              <text:p text:style-name="P4"/>
              <text:p text:style-name="P4">Por ejemplo en ocasiones en las cuales los fabricantes y distribuidores comparten un sistema común en la nube para planificar la producción o el transporte.</text:p>
              <text:p text:style-name="P4"/>
              <text:p text:style-name="P4">El c-Commerce busca una cooperación digital completa dentro del ecosistema empresarial.</text:p>
            </text:list-header>
          </text:list>
        </text:list-item>
      </text:list>
      <text:p text:style-name="P5"/>
      <text:p text:style-name="P6"><text:soft-page-break/>B) Explica las diferencias entre e-Commerce <text:span text:style-name="T1">y e-Business.</text:span></text:p>
      <text:p text:style-name="P6"/>
      <text:p text:style-name="P7">Aun que ambos términos están relacionados, el e-Commerce se centra exclusivamente en las transacciones comerciales electrónicas, mientras que el e-Business engloba todos los procesos de negocio digitalizados, incluyendo el comercio, la gestión interna y la relación con clientes y proveedores. </text:p>
      <text:p text:style-name="P7"/>
      <text:p text:style-name="P7">Podríamos decir que el e-Commerce va sobre vender por internet y el e-Business va sobre gestionar la empresa digitalmente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9">Bibliografía:</text:p>
      <text:p text:style-name="P9"><text:a xlink:type="simple" xlink:href="https://www.ibm.com/cloud/learn/e-business" text:style-name="Internet_20_link" text:visited-style-name="Visited_20_Internet_20_Link">https://www.ibm.com/cloud/learn/e-business</text:a></text:p>
      <text:p text:style-name="P10"><text:a xlink:type="simple" xlink:href="https://www.sap.com/insights/what-is-ecommerce.html" text:style-name="Internet_20_link" text:visited-style-name="Visited_20_Internet_20_Link">https://www.sap.com/insights/what-is-ecommerce.html</text:a></text:p>
      <text:p text:style-name="P10"><text:a xlink:type="simple" xlink:href="https://www.oracle.com/scm/definition-of-collaborative-commerce/" text:style-name="Internet_20_link" text:visited-style-name="Visited_20_Internet_20_Link">https://www.oracle.com/scm/definition-of-collaborative-commerce/</text:a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18cfaf" officeooo:paragraph-rsid="0018cfa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Blagovest Doukov Dimitrova<text:tab/><text:tab/>Definiciones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18:42:30.669207152</meta:creation-date>
    <meta:generator>LibreOffice/25.2.6.2$Linux_X86_64 LibreOffice_project/40d1a0e1d5bdf1afaeae24d9ece32bbb00fa66a4</meta:generator>
    <dc:date>2025-10-27T19:20:10.094411753</dc:date>
    <meta:editing-duration>PT8M26S</meta:editing-duration>
    <meta:editing-cycles>1</meta:editing-cycles>
    <meta:document-statistic meta:table-count="0" meta:image-count="0" meta:object-count="0" meta:page-count="2" meta:paragraph-count="35" meta:word-count="336" meta:character-count="2376" meta:non-whitespace-character-count="2088"/>
  </office:meta>
</office:document-meta>
</file>